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Standard">
      <style:text-properties officeooo:rsid="000a97c9" officeooo:paragraph-rsid="00154490"/>
    </style:style>
    <style:style style:name="P3" style:family="paragraph" style:parent-style-name="Standard" style:list-style-name="Numbering_20_123">
      <style:text-properties officeooo:paragraph-rsid="00154490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1600"/>
    </style:style>
    <style:style style:name="T4" style:family="text">
      <style:text-properties officeooo:rsid="0013625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2">${For $value:“data“, <text:span text:style-name="T2">$</text:span>as:“person“, <text:span text:style-name="T3">listitem:0</text:span>}</text:p>
      <text:list text:style-name="Numbering_20_123">
        <text:list-item>
          <text:p text:style-name="P3"><text:span text:style-name="T3">${Counter} ${</text:span><text:span text:style-name="T4">$</text:span><text:span text:style-name="T3">person.firstName} ${</text:span><text:span text:style-name="T4">$</text:span><text:span text:style-name="T3">person.lastName}</text:span></text:p>
        </text:list-item>
      </text:list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1-24T07:05:45.652000000</dc:date>
    <meta:editing-duration>PT25M37S</meta:editing-duration>
    <meta:editing-cycles>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25" meta:character-count="340" meta:non-whitespace-character-count="314"/>
  </office:meta>
</office:document-meta>
</file>